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8" manifest:media-type="application/octet-stream"/>
  <manifest:file-entry manifest:full-path="ObjectReplacements/Object 18" manifest:media-type=""/>
  <manifest:file-entry manifest:full-path="Object 1" manifest:media-type="application/octet-stream"/>
  <manifest:file-entry manifest:full-path="ObjectReplacements/Object 19" manifest:media-type=""/>
  <manifest:file-entry manifest:full-path="Object 20" manifest:media-type="application/octet-stream"/>
  <manifest:file-entry manifest:full-path="ObjectReplacements/Object 20" manifest:media-type=""/>
  <manifest:file-entry manifest:full-path="Object 21" manifest:media-type="application/octet-stream"/>
  <manifest:file-entry manifest:full-path="ObjectReplacements/Object 21" manifest:media-type=""/>
  <manifest:file-entry manifest:full-path="Object 19" manifest:media-type="application/octet-stream"/>
  <manifest:file-entry manifest:full-path="ObjectReplacements/Object 22" manifest:media-type=""/>
  <manifest:file-entry manifest:full-path="Object 23" manifest:media-type="application/octet-stream"/>
  <manifest:file-entry manifest:full-path="ObjectReplacements/Object 23" manifest:media-type=""/>
  <manifest:file-entry manifest:full-path="ObjectReplacements/Object 1" manifest:media-type=""/>
  <manifest:file-entry manifest:full-path="Object 2" manifest:media-type="application/octet-stream"/>
  <manifest:file-entry manifest:full-path="Object 2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Black" svg:font-family="Source Code Pro Black"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Source Code Pro Black" style:font-name-asian="Source Code Pro Black" style:font-name-complex="Source Code Pro Black" fo:font-weight="bold" style:font-weight-asian="bold" fo:font-size="20pt" style:font-size-asian="20pt"/>
    </style:style>
    <style:style style:name="P3" style:parent-style-name="Normal" style:family="paragraph">
      <style:paragraph-properties fo:margin-bottom="0.1388in" fo:line-height="115%"/>
    </style:style>
    <style:style style:name="P4" style:parent-style-name="Normal" style:family="paragraph">
      <style:paragraph-properties fo:margin-bottom="0.1388in" fo:line-height="115%"/>
    </style:style>
    <style:style style:name="T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6" style:parent-style-name="Normal" style:list-style-name="LFO1" style:family="paragraph">
      <style:paragraph-properties fo:margin-bottom="0.1388in" fo:line-height="115%"/>
    </style:style>
    <style:style style:name="T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8" style:parent-style-name="Normal" style:family="paragraph">
      <style:paragraph-properties fo:margin-bottom="0.1388in" fo:line-height="115%"/>
    </style:style>
    <style:style style:name="T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0" style:parent-style-name="DefaultParagraphFont" style:family="text">
      <style:text-properties style:font-name="Source Code Pro Black" style:font-name-asian="Source Code Pro Black" style:font-name-complex="Source Code Pro Black" fo:font-weight="bold" style:font-weight-asian="bold" fo:color="#0000FF" fo:font-size="14pt" style:font-size-asian="14pt" style:text-underline-type="single" style:text-underline-style="solid" style:text-underline-width="auto" style:text-underline-mode="continuous"/>
    </style:style>
    <style:style style:name="P11" style:parent-style-name="Normal" style:family="paragraph">
      <style:paragraph-properties fo:margin-bottom="0.1388in" fo:line-height="115%"/>
    </style:style>
    <style:style style:name="T1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4" style:parent-style-name="Normal" style:list-style-name="LFO2" style:family="paragraph">
      <style:paragraph-properties fo:margin-bottom="0.1388in" fo:line-height="115%"/>
    </style:style>
    <style:style style:name="T1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6" style:parent-style-name="Normal" style:list-style-name="LFO2" style:family="paragraph">
      <style:paragraph-properties fo:margin-bottom="0.1388in" fo:line-height="115%"/>
    </style:style>
    <style:style style:name="T1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8" style:parent-style-name="Normal" style:family="paragraph">
      <style:paragraph-properties fo:margin-bottom="0.1388in" fo:line-height="115%"/>
    </style:style>
    <style:style style:name="T1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1" style:parent-style-name="Normal" style:family="paragraph">
      <style:paragraph-properties fo:margin-bottom="0.1388in" fo:line-height="115%"/>
    </style:style>
    <style:style style:name="T2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3" style:parent-style-name="Normal" style:family="paragraph">
      <style:paragraph-properties fo:margin-bottom="0.1388in" fo:line-height="115%"/>
    </style:style>
    <style:style style:name="T24"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T25"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P26" style:parent-style-name="Normal" style:family="paragraph">
      <style:paragraph-properties fo:margin-bottom="0.1388in"/>
    </style:style>
    <style:style style:name="P27" style:parent-style-name="Normal" style:family="paragraph">
      <style:paragraph-properties fo:margin-bottom="0.1388in"/>
    </style:style>
    <style:style style:name="T28"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T29"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T30"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P31" style:parent-style-name="Normal" style:family="paragraph">
      <style:paragraph-properties fo:margin-bottom="0.1388in"/>
    </style:style>
    <style:style style:name="P32" style:parent-style-name="Normal" style:family="paragraph">
      <style:paragraph-properties fo:margin-bottom="0.1388in"/>
    </style:style>
    <style:style style:name="T3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34" style:parent-style-name="Normal" style:family="paragraph">
      <style:paragraph-properties fo:margin-bottom="0.1388in"/>
    </style:style>
    <style:style style:name="T3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3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37" style:parent-style-name="Normal" style:family="paragraph">
      <style:paragraph-properties fo:margin-bottom="0.1388in"/>
    </style:style>
    <style:style style:name="T3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39" style:parent-style-name="Normal" style:family="paragraph">
      <style:paragraph-properties fo:margin-bottom="0.1388in"/>
    </style:style>
    <style:style style:name="P40" style:parent-style-name="Normal" style:family="paragraph">
      <style:paragraph-properties fo:margin-bottom="0.1388in"/>
    </style:style>
    <style:style style:name="T4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4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43" style:parent-style-name="Normal" style:family="paragraph">
      <style:paragraph-properties fo:margin-bottom="0.1388in"/>
    </style:style>
    <style:style style:name="P44" style:parent-style-name="Normal" style:family="paragraph">
      <style:paragraph-properties fo:margin-bottom="0.1388in"/>
    </style:style>
    <style:style style:name="T4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46" style:parent-style-name="Normal" style:family="paragraph">
      <style:paragraph-properties fo:margin-bottom="0.1388in"/>
    </style:style>
    <style:style style:name="T4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48" style:parent-style-name="Normal" style:family="paragraph">
      <style:paragraph-properties fo:margin-bottom="0.1388in"/>
    </style:style>
    <style:style style:name="T4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5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51" style:parent-style-name="Normal" style:family="paragraph">
      <style:paragraph-properties fo:margin-bottom="0.1388in"/>
    </style:style>
    <style:style style:name="T5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53" style:parent-style-name="Normal" style:family="paragraph">
      <style:paragraph-properties fo:margin-bottom="0.1388in"/>
    </style:style>
    <style:style style:name="T5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55" style:parent-style-name="Normal" style:family="paragraph">
      <style:paragraph-properties fo:margin-bottom="0.1388in"/>
    </style:style>
    <style:style style:name="T5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57" style:parent-style-name="Normal" style:family="paragraph">
      <style:paragraph-properties fo:margin-bottom="0.1388in"/>
    </style:style>
    <style:style style:name="T5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59" style:parent-style-name="Normal" style:family="paragraph">
      <style:paragraph-properties fo:margin-bottom="0.1388in"/>
    </style:style>
    <style:style style:name="P60" style:parent-style-name="Normal" style:family="paragraph">
      <style:paragraph-properties fo:margin-bottom="0.1388in"/>
    </style:style>
    <style:style style:name="T61"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T62"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P63" style:parent-style-name="Normal" style:family="paragraph">
      <style:paragraph-properties fo:margin-bottom="0.1388in"/>
    </style:style>
    <style:style style:name="P64" style:parent-style-name="Normal" style:family="paragraph">
      <style:paragraph-properties fo:margin-bottom="0.1388in" fo:line-height="115%"/>
    </style:style>
    <style:style style:name="T6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66" style:parent-style-name="Normal" style:family="paragraph">
      <style:paragraph-properties fo:margin-bottom="0.1388in" fo:line-height="115%"/>
    </style:style>
    <style:style style:name="T6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6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69" style:parent-style-name="Normal" style:family="paragraph">
      <style:paragraph-properties fo:margin-bottom="0.1388in"/>
    </style:style>
    <style:style style:name="P70" style:parent-style-name="Normal" style:family="paragraph">
      <style:paragraph-properties fo:margin-bottom="0.1388in" fo:line-height="115%"/>
    </style:style>
    <style:style style:name="T7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72" style:parent-style-name="Normal" style:family="paragraph">
      <style:paragraph-properties fo:margin-bottom="0.1388in"/>
    </style:style>
    <style:style style:name="P73" style:parent-style-name="Normal" style:family="paragraph">
      <style:paragraph-properties fo:margin-bottom="0.1388in" fo:line-height="115%"/>
    </style:style>
    <style:style style:name="P74" style:parent-style-name="Normal" style:family="paragraph">
      <style:paragraph-properties fo:margin-bottom="0.1388in" fo:line-height="115%"/>
    </style:style>
    <style:style style:name="T7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7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77" style:parent-style-name="Normal" style:family="paragraph">
      <style:paragraph-properties fo:margin-bottom="0.1388in" fo:line-height="115%"/>
    </style:style>
    <style:style style:name="T7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79" style:parent-style-name="Normal" style:family="paragraph">
      <style:paragraph-properties fo:margin-bottom="0.1388in"/>
    </style:style>
    <style:style style:name="P80" style:parent-style-name="Normal" style:family="paragraph">
      <style:paragraph-properties fo:margin-bottom="0.1388in" fo:line-height="115%"/>
    </style:style>
    <style:style style:name="P81" style:parent-style-name="Normal" style:family="paragraph">
      <style:paragraph-properties fo:margin-bottom="0.1388in" fo:line-height="115%"/>
    </style:style>
    <style:style style:name="T8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83" style:parent-style-name="Normal" style:family="paragraph">
      <style:paragraph-properties fo:margin-bottom="0.1388in"/>
    </style:style>
    <style:style style:name="P84" style:parent-style-name="Normal" style:family="paragraph">
      <style:paragraph-properties fo:margin-bottom="0.1388in"/>
    </style:style>
    <style:style style:name="T8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86" style:parent-style-name="Normal" style:family="paragraph">
      <style:paragraph-properties fo:margin-bottom="0.1388in"/>
    </style:style>
    <style:style style:name="T8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8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89" style:parent-style-name="Normal" style:family="paragraph">
      <style:paragraph-properties fo:margin-bottom="0.1388in"/>
    </style:style>
    <style:style style:name="T9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9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92" style:parent-style-name="Normal" style:family="paragraph">
      <style:paragraph-properties fo:margin-bottom="0.1388in"/>
    </style:style>
    <style:style style:name="P93" style:parent-style-name="Normal" style:family="paragraph">
      <style:paragraph-properties fo:margin-bottom="0.1388in"/>
    </style:style>
    <style:style style:name="T9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9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96" style:parent-style-name="Normal" style:family="paragraph">
      <style:paragraph-properties fo:margin-bottom="0.1388in"/>
    </style:style>
    <style:style style:name="P97" style:parent-style-name="Normal" style:family="paragraph">
      <style:paragraph-properties fo:margin-bottom="0.1388in"/>
    </style:style>
    <style:style style:name="P98" style:parent-style-name="Normal" style:family="paragraph">
      <style:paragraph-properties fo:margin-bottom="0.1388in"/>
    </style:style>
    <style:style style:name="T9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0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01" style:parent-style-name="Normal" style:family="paragraph">
      <style:paragraph-properties fo:margin-bottom="0.1388in"/>
    </style:style>
    <style:style style:name="T10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03" style:parent-style-name="Normal" style:family="paragraph">
      <style:paragraph-properties fo:margin-bottom="0.1388in"/>
    </style:style>
    <style:style style:name="T104" style:parent-style-name="DefaultParagraphFont" style:family="text">
      <style:text-properties style:font-name="Source Code Pro Black" style:font-name-asian="Source Code Pro Black" style:font-name-complex="Source Code Pro Black" fo:font-weight="bold" style:font-weight-asian="bold" fo:color="#0000FF" fo:font-size="14pt" style:font-size-asian="14pt" style:text-underline-type="single" style:text-underline-style="solid" style:text-underline-width="auto" style:text-underline-mode="continuous"/>
    </style:style>
    <style:style style:name="P105" style:parent-style-name="Normal" style:family="paragraph">
      <style:paragraph-properties fo:margin-bottom="0.1388in"/>
    </style:style>
    <style:style style:name="T10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07" style:parent-style-name="Normal" style:family="paragraph">
      <style:paragraph-properties fo:margin-bottom="0.1388in"/>
    </style:style>
    <style:style style:name="T10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0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10" style:parent-style-name="Normal" style:family="paragraph">
      <style:paragraph-properties fo:margin-bottom="0.1388in"/>
    </style:style>
    <style:style style:name="T111" style:parent-style-name="DefaultParagraphFont" style:family="text">
      <style:text-properties style:font-name="Source Code Pro Black" style:font-name-asian="Source Code Pro Black" style:font-name-complex="Source Code Pro Black" fo:font-weight="bold" style:font-weight-asian="bold" fo:color="#0000FF" fo:font-size="14pt" style:font-size-asian="14pt" style:text-underline-type="single" style:text-underline-style="solid" style:text-underline-width="auto" style:text-underline-mode="continuous"/>
    </style:style>
    <style:style style:name="P112" style:parent-style-name="Normal" style:family="paragraph">
      <style:paragraph-properties fo:margin-bottom="0.1388in"/>
    </style:style>
    <style:style style:name="T11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14" style:parent-style-name="Normal" style:family="paragraph">
      <style:paragraph-properties fo:margin-bottom="0.1388in"/>
    </style:style>
    <style:style style:name="T11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16" style:parent-style-name="Normal" style:family="paragraph">
      <style:paragraph-properties fo:margin-bottom="0.1388in"/>
    </style:style>
    <style:style style:name="P117" style:parent-style-name="Normal" style:family="paragraph">
      <style:paragraph-properties fo:margin-bottom="0.1388in"/>
    </style:style>
    <style:style style:name="T11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19" style:parent-style-name="Normal" style:family="paragraph">
      <style:paragraph-properties fo:margin-bottom="0.1388in"/>
    </style:style>
    <style:style style:name="T12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21" style:parent-style-name="Normal" style:family="paragraph">
      <style:paragraph-properties fo:margin-bottom="0.1388in"/>
    </style:style>
    <style:style style:name="T122" style:parent-style-name="DefaultParagraphFont" style:family="text">
      <style:text-properties style:font-name="Source Code Pro Black" style:font-name-asian="Source Code Pro Black" style:font-name-complex="Source Code Pro Black" fo:font-weight="bold" style:font-weight-asian="bold" fo:color="#0000FF" fo:font-size="14pt" style:font-size-asian="14pt" style:text-underline-type="single" style:text-underline-style="solid" style:text-underline-width="auto" style:text-underline-mode="continuous"/>
    </style:style>
    <style:style style:name="T123" style:parent-style-name="DefaultParagraphFont" style:family="text">
      <style:text-properties style:font-name="Source Code Pro Black" style:font-name-asian="Source Code Pro Black" style:font-name-complex="Source Code Pro Black" fo:font-weight="bold" style:font-weight-asian="bold" fo:color="#0000FF" fo:font-size="14pt" style:font-size-asian="14pt" style:text-underline-type="single" style:text-underline-style="solid" style:text-underline-width="auto" style:text-underline-mode="continuous"/>
    </style:style>
    <style:style style:name="P124" style:parent-style-name="Normal" style:family="paragraph">
      <style:paragraph-properties fo:margin-bottom="0.1388in" fo:line-height="115%"/>
    </style:style>
    <style:style style:name="T12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26" style:parent-style-name="Normal" style:family="paragraph">
      <style:paragraph-properties fo:margin-bottom="0.1388in"/>
    </style:style>
    <style:style style:name="T12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2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29" style:parent-style-name="Normal" style:family="paragraph">
      <style:paragraph-properties fo:margin-bottom="0.1388in"/>
    </style:style>
    <style:style style:name="T13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31" style:parent-style-name="Normal" style:family="paragraph">
      <style:paragraph-properties fo:margin-bottom="0.1388in"/>
    </style:style>
    <style:style style:name="T13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3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34" style:parent-style-name="Normal" style:family="paragraph">
      <style:paragraph-properties fo:margin-bottom="0.1388in"/>
    </style:style>
    <style:style style:name="P135" style:parent-style-name="Normal" style:family="paragraph">
      <style:paragraph-properties fo:margin-bottom="0.1388in"/>
    </style:style>
    <style:style style:name="T13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37" style:parent-style-name="Normal" style:family="paragraph">
      <style:paragraph-properties fo:margin-bottom="0.1388in"/>
    </style:style>
    <style:style style:name="P138" style:parent-style-name="Normal" style:family="paragraph">
      <style:paragraph-properties fo:margin-bottom="0.1388in"/>
    </style:style>
    <style:style style:name="P139" style:parent-style-name="Normal" style:family="paragraph">
      <style:paragraph-properties fo:margin-bottom="0.1388in"/>
    </style:style>
    <style:style style:name="T14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4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4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43" style:parent-style-name="Normal" style:family="paragraph">
      <style:paragraph-properties fo:margin-bottom="0.1388in"/>
    </style:style>
    <style:style style:name="T14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45" style:parent-style-name="Normal" style:family="paragraph">
      <style:paragraph-properties fo:margin-bottom="0.1388in"/>
    </style:style>
    <style:style style:name="T146"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T147" style:parent-style-name="DefaultParagraphFont" style:family="text">
      <style:text-properties style:font-name="Source Code Pro Black" style:font-name-asian="Source Code Pro Black" style:font-name-complex="Source Code Pro Black" fo:font-weight="bold" style:font-weight-asian="bold" fo:color="#0000FF" fo:font-size="12pt" style:font-size-asian="12pt" style:text-underline-type="single" style:text-underline-style="solid" style:text-underline-width="auto" style:text-underline-mode="continuous"/>
    </style:style>
    <style:style style:name="P148" style:parent-style-name="Normal" style:family="paragraph">
      <style:paragraph-properties fo:margin-bottom="0.1388in"/>
    </style:style>
    <style:style style:name="T149" style:parent-style-name="DefaultParagraphFont" style:family="text">
      <style:text-properties style:font-name="Source Code Pro Black" style:font-name-asian="Source Code Pro Black" style:font-name-complex="Source Code Pro Black" fo:font-weight="bold" style:font-weight-asian="bold" fo:font-size="12pt" style:font-size-asian="12pt"/>
    </style:style>
    <style:style style:name="P150" style:parent-style-name="Normal" style:family="paragraph">
      <style:paragraph-properties fo:margin-bottom="0.1388in"/>
    </style:style>
    <style:style style:name="P151" style:parent-style-name="Normal" style:family="paragraph">
      <style:paragraph-properties fo:margin-bottom="0.1388in"/>
    </style:style>
    <style:style style:name="P152" style:parent-style-name="Normal" style:family="paragraph">
      <style:paragraph-properties fo:margin-bottom="0.1388in"/>
    </style:style>
    <style:style style:name="T15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54" style:parent-style-name="Normal" style:family="paragraph">
      <style:paragraph-properties fo:margin-bottom="0.1388in"/>
    </style:style>
    <style:style style:name="T15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5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57" style:parent-style-name="Normal" style:family="paragraph">
      <style:paragraph-properties fo:margin-bottom="0.1388in"/>
    </style:style>
    <style:style style:name="T15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59" style:parent-style-name="Normal" style:family="paragraph">
      <style:paragraph-properties fo:margin-bottom="0.1388in"/>
    </style:style>
    <style:style style:name="T16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6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62" style:parent-style-name="Normal" style:family="paragraph">
      <style:paragraph-properties fo:margin-bottom="0.1388in"/>
    </style:style>
    <style:style style:name="T16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64" style:parent-style-name="Normal" style:family="paragraph">
      <style:paragraph-properties fo:margin-bottom="0.1388in"/>
    </style:style>
    <style:style style:name="T16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66" style:parent-style-name="Normal" style:family="paragraph">
      <style:paragraph-properties fo:margin-bottom="0.1388in"/>
    </style:style>
    <style:style style:name="T16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68" style:parent-style-name="Normal" style:family="paragraph">
      <style:paragraph-properties fo:margin-bottom="0.1388in"/>
    </style:style>
    <style:style style:name="T16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70" style:parent-style-name="Normal" style:family="paragraph">
      <style:paragraph-properties fo:margin-bottom="0.1388in"/>
    </style:style>
    <style:style style:name="T17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7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73" style:parent-style-name="Normal" style:family="paragraph">
      <style:paragraph-properties fo:margin-bottom="0.1388in"/>
    </style:style>
    <style:style style:name="P174" style:parent-style-name="Normal" style:family="paragraph">
      <style:paragraph-properties fo:margin-bottom="0.1388in"/>
    </style:style>
    <style:style style:name="T17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76" style:parent-style-name="Normal" style:family="paragraph">
      <style:paragraph-properties fo:margin-bottom="0.1388in"/>
    </style:style>
    <style:style style:name="T17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7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7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80" style:parent-style-name="Normal" style:family="paragraph">
      <style:paragraph-properties fo:margin-bottom="0.1388in"/>
    </style:style>
    <style:style style:name="T18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8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83" style:parent-style-name="Normal" style:family="paragraph">
      <style:paragraph-properties fo:margin-bottom="0.1388in"/>
    </style:style>
    <style:style style:name="T18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18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86" style:parent-style-name="Normal" style:family="paragraph">
      <style:paragraph-properties fo:margin-bottom="0.1388in"/>
    </style:style>
    <style:style style:name="T18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88" style:parent-style-name="Normal" style:family="paragraph">
      <style:paragraph-properties fo:margin-bottom="0.1388in"/>
    </style:style>
    <style:style style:name="T18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90" style:parent-style-name="Normal" style:family="paragraph">
      <style:paragraph-properties fo:margin-bottom="0.1388in"/>
    </style:style>
    <style:style style:name="T19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92" style:parent-style-name="Normal" style:family="paragraph">
      <style:paragraph-properties fo:margin-bottom="0.1388in"/>
    </style:style>
    <style:style style:name="P193" style:parent-style-name="Normal" style:family="paragraph">
      <style:paragraph-properties fo:margin-bottom="0.1388in"/>
    </style:style>
    <style:style style:name="T19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95" style:parent-style-name="Normal" style:family="paragraph">
      <style:paragraph-properties fo:margin-bottom="0.1388in"/>
    </style:style>
    <style:style style:name="T19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97" style:parent-style-name="Normal" style:family="paragraph">
      <style:paragraph-properties fo:margin-bottom="0.1388in"/>
    </style:style>
    <style:style style:name="T19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199" style:parent-style-name="Normal" style:family="paragraph">
      <style:paragraph-properties fo:margin-bottom="0.1388in"/>
    </style:style>
    <style:style style:name="T20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0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02" style:parent-style-name="Normal" style:family="paragraph">
      <style:paragraph-properties fo:margin-bottom="0.1388in"/>
    </style:style>
    <style:style style:name="T20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0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05" style:parent-style-name="Normal" style:family="paragraph">
      <style:paragraph-properties fo:margin-bottom="0.1388in"/>
    </style:style>
    <style:style style:name="P206" style:parent-style-name="Normal" style:family="paragraph">
      <style:paragraph-properties fo:margin-bottom="0.1388in"/>
    </style:style>
    <style:style style:name="P207" style:parent-style-name="Normal" style:family="paragraph">
      <style:paragraph-properties fo:margin-bottom="0.1388in"/>
    </style:style>
    <style:style style:name="T20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09" style:parent-style-name="Normal" style:family="paragraph">
      <style:paragraph-properties fo:margin-bottom="0.1388in"/>
    </style:style>
    <style:style style:name="T21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11" style:parent-style-name="Normal" style:family="paragraph">
      <style:paragraph-properties fo:margin-bottom="0.1388in"/>
    </style:style>
    <style:style style:name="P212" style:parent-style-name="Normal" style:family="paragraph">
      <style:paragraph-properties fo:margin-bottom="0.1388in"/>
    </style:style>
    <style:style style:name="P213" style:parent-style-name="Normal" style:family="paragraph">
      <style:paragraph-properties fo:margin-bottom="0.1388in"/>
    </style:style>
    <style:style style:name="T21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1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16" style:parent-style-name="Normal" style:family="paragraph">
      <style:paragraph-properties fo:margin-bottom="0.1388in"/>
    </style:style>
    <style:style style:name="P217" style:parent-style-name="Normal" style:family="paragraph">
      <style:paragraph-properties fo:margin-bottom="0.1388in"/>
    </style:style>
    <style:style style:name="T21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19" style:parent-style-name="Normal" style:family="paragraph">
      <style:paragraph-properties fo:margin-bottom="0.1388in"/>
    </style:style>
    <style:style style:name="P220" style:parent-style-name="Normal" style:family="paragraph">
      <style:paragraph-properties fo:margin-bottom="0.1388in"/>
    </style:style>
    <style:style style:name="T22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22" style:parent-style-name="Normal" style:family="paragraph">
      <style:paragraph-properties fo:margin-bottom="0.1388in"/>
    </style:style>
    <style:style style:name="T22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24" style:parent-style-name="Normal" style:family="paragraph">
      <style:paragraph-properties fo:margin-bottom="0.1388in"/>
    </style:style>
    <style:style style:name="T22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2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27" style:parent-style-name="Normal" style:family="paragraph">
      <style:paragraph-properties fo:margin-bottom="0.1388in"/>
    </style:style>
    <style:style style:name="P228" style:parent-style-name="Normal" style:family="paragraph">
      <style:paragraph-properties fo:margin-bottom="0.1388in"/>
    </style:style>
    <style:style style:name="T22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30" style:parent-style-name="Normal" style:family="paragraph">
      <style:paragraph-properties fo:margin-bottom="0.1388in"/>
    </style:style>
    <style:style style:name="T23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32" style:parent-style-name="Normal" style:family="paragraph">
      <style:paragraph-properties fo:margin-bottom="0.1388in"/>
    </style:style>
    <style:style style:name="T23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3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35" style:parent-style-name="Normal" style:family="paragraph">
      <style:paragraph-properties fo:margin-bottom="0.1388in"/>
    </style:style>
    <style:style style:name="T23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37" style:parent-style-name="Normal" style:family="paragraph">
      <style:paragraph-properties fo:margin-bottom="0.1388in"/>
    </style:style>
    <style:style style:name="T23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3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4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4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42" style:parent-style-name="Normal" style:family="paragraph">
      <style:paragraph-properties fo:margin-bottom="0.1388in"/>
    </style:style>
    <style:style style:name="T24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4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45" style:parent-style-name="Normal" style:family="paragraph">
      <style:paragraph-properties fo:margin-bottom="0.1388in"/>
    </style:style>
    <style:style style:name="P246" style:parent-style-name="Normal" style:family="paragraph">
      <style:paragraph-properties fo:margin-bottom="0.1388in"/>
    </style:style>
    <style:style style:name="T24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48" style:parent-style-name="Normal" style:family="paragraph">
      <style:paragraph-properties fo:margin-bottom="0.1388in"/>
    </style:style>
    <style:style style:name="P249" style:parent-style-name="Normal" style:family="paragraph">
      <style:paragraph-properties fo:margin-bottom="0.1388in"/>
    </style:style>
    <style:style style:name="T25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51" style:parent-style-name="Normal" style:family="paragraph">
      <style:paragraph-properties fo:margin-bottom="0.1388in"/>
    </style:style>
    <style:style style:name="T25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53" style:parent-style-name="Normal" style:family="paragraph">
      <style:paragraph-properties fo:margin-bottom="0.1388in"/>
    </style:style>
    <style:style style:name="T25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5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56" style:parent-style-name="Normal" style:family="paragraph">
      <style:paragraph-properties fo:margin-bottom="0.1388in"/>
    </style:style>
    <style:style style:name="P257" style:parent-style-name="Normal" style:family="paragraph">
      <style:paragraph-properties fo:margin-bottom="0.1388in"/>
    </style:style>
    <style:style style:name="P258" style:parent-style-name="Normal" style:family="paragraph">
      <style:paragraph-properties fo:margin-bottom="0.1388in"/>
    </style:style>
    <style:style style:name="T25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6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6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62" style:parent-style-name="Normal" style:family="paragraph">
      <style:paragraph-properties fo:margin-bottom="0.1388in"/>
    </style:style>
    <style:style style:name="T26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64" style:parent-style-name="Normal" style:family="paragraph">
      <style:paragraph-properties fo:margin-bottom="0.1388in"/>
    </style:style>
    <style:style style:name="T26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6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67" style:parent-style-name="Normal" style:family="paragraph">
      <style:paragraph-properties fo:margin-bottom="0.1388in"/>
    </style:style>
    <style:style style:name="T26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69" style:parent-style-name="Normal" style:family="paragraph">
      <style:paragraph-properties fo:margin-bottom="0.1388in"/>
    </style:style>
    <style:style style:name="T27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7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72" style:parent-style-name="Normal" style:family="paragraph">
      <style:paragraph-properties fo:margin-bottom="0.1388in"/>
    </style:style>
    <style:style style:name="P273" style:parent-style-name="Normal" style:family="paragraph">
      <style:paragraph-properties fo:margin-bottom="0.1388in"/>
    </style:style>
    <style:style style:name="T27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75"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76" style:parent-style-name="Normal" style:family="paragraph">
      <style:paragraph-properties fo:margin-bottom="0.1388in"/>
    </style:style>
    <style:style style:name="T27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7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7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80" style:parent-style-name="Normal" style:family="paragraph">
      <style:paragraph-properties fo:margin-bottom="0.1388in"/>
    </style:style>
    <style:style style:name="P281" style:parent-style-name="Normal" style:family="paragraph">
      <style:paragraph-properties fo:margin-bottom="0.1388in"/>
    </style:style>
    <style:style style:name="T28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83" style:parent-style-name="Normal" style:family="paragraph">
      <style:paragraph-properties fo:margin-bottom="0.1388in"/>
    </style:style>
    <style:style style:name="T28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85" style:parent-style-name="Normal" style:family="paragraph">
      <style:paragraph-properties fo:margin-bottom="0.1388in"/>
    </style:style>
    <style:style style:name="P286" style:parent-style-name="Normal" style:family="paragraph">
      <style:paragraph-properties fo:margin-bottom="0.1388in"/>
    </style:style>
    <style:style style:name="T28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88"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89" style:parent-style-name="Normal" style:family="paragraph">
      <style:paragraph-properties fo:margin-bottom="0.1388in"/>
    </style:style>
    <style:style style:name="T290"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91"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92" style:parent-style-name="Normal" style:family="paragraph">
      <style:paragraph-properties fo:margin-bottom="0.1388in"/>
    </style:style>
    <style:style style:name="P293" style:parent-style-name="Normal" style:family="paragraph">
      <style:paragraph-properties fo:margin-bottom="0.1388in"/>
    </style:style>
    <style:style style:name="T294"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95" style:parent-style-name="Normal" style:family="paragraph">
      <style:paragraph-properties fo:margin-bottom="0.1388in"/>
    </style:style>
    <style:style style:name="T296"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297"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298" style:parent-style-name="Normal" style:family="paragraph">
      <style:paragraph-properties fo:margin-bottom="0.1388in"/>
    </style:style>
    <style:style style:name="T299"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300" style:parent-style-name="Normal" style:family="paragraph">
      <style:paragraph-properties fo:margin-bottom="0.1388in"/>
    </style:style>
    <style:style style:name="P301" style:parent-style-name="Normal" style:family="paragraph">
      <style:paragraph-properties fo:margin-bottom="0.1388in"/>
    </style:style>
    <style:style style:name="T302"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T303" style:parent-style-name="DefaultParagraphFont" style:family="text">
      <style:text-properties style:font-name="Source Code Pro Black" style:font-name-asian="Source Code Pro Black" style:font-name-complex="Source Code Pro Black" fo:font-weight="bold" style:font-weight-asian="bold" fo:font-size="14pt" style:font-size-asian="14pt"/>
    </style:style>
    <style:style style:name="P304" style:parent-style-name="Normal" style:family="paragraph">
      <style:paragraph-properties fo:margin-bottom="0.1388in"/>
    </style:style>
    <style:style style:name="P305" style:parent-style-name="Normal" style:family="paragraph">
      <style:paragraph-properties fo:margin-bottom="0.1388in"/>
    </style:style>
    <style:style style:name="P306" style:parent-style-name="Normal" style:family="paragraph">
      <style:paragraph-properties fo:margin-bottom="0.1388in"/>
    </style:style>
    <style:style style:name="P307" style:parent-style-name="Normal" style:family="paragraph">
      <style:paragraph-properties fo:margin-bottom="0.1388in" fo:line-height="115%"/>
    </style:style>
    <style:style style:name="P308" style:parent-style-name="Normal" style:family="paragraph">
      <style:paragraph-properties fo:margin-bottom="0.1388in" fo:line-height="115%"/>
    </style:style>
    <style:style style:name="P309" style:parent-style-name="Normal" style:family="paragraph">
      <style:paragraph-properties fo:margin-bottom="0.1388in" fo:line-height="115%"/>
    </style:style>
    <style:style style:name="P310" style:parent-style-name="Normal" style:family="paragraph">
      <style:paragraph-properties fo:margin-bottom="0.1388in" fo:line-height="115%"/>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How to clone a repository to your computer and how to use Git bash</text:span></text:p>
      <text:p text:style-name="P3">Yeet</text:p>
      <text:p text:style-name="P4"><text:span text:style-name="T5">What you will need:</text:span></text:p>
      <text:list text:style-name="LFO1" text:continue-numbering="true">
        <text:list-item>
          <text:p text:style-name="P6"><text:span text:style-name="T7">Git for Windows. Will include git bash and git GUI(We will worry about git GUI later.)</text:span></text:p>
        </text:list-item>
      </text:list>
      <text:p text:style-name="P8"><text:span text:style-name="T9"><text:tab/></text:span><text:a xlink:href="https://gitforwindows.org/" office:target-frame-name="_top" xlink:show="replace"><text:span text:style-name="T10">https://gitforwindows.org/</text:span></text:a></text:p>
      <text:p text:style-name="P11"><text:span text:style-name="T12"><text:tab/>I am sure you know how to download it because I<text:s/></text:span><text:span text:style-name="T13"><text:tab/>know you arent't a retard.</text:span></text:p>
      <text:list text:style-name="LFO2" text:continue-numbering="true">
        <text:list-item>
          <text:p text:style-name="P14"><text:span text:style-name="T15">Access to your Github account (Just remember your login info and stay logged on.)</text:span></text:p>
        </text:list-item>
        <text:list-item>
          <text:p text:style-name="P16"><text:span text:style-name="T17">Internet Connection.</text:span></text:p>
        </text:list-item>
      </text:list>
      <text:p text:style-name="P18"><text:span text:style-name="T19">Termin</text:span><text:span text:style-name="T20">ology:</text:span></text:p>
      <text:p text:style-name="P21"><text:span text:style-name="T22">git Repository:</text:span></text:p>
      <text:p text:style-name="P23"><text:span text:style-name="T24">The purpose of Git is to manage a project, or a set of files, as they change over time. Git stores this information in a data structure called a repository. A git repository contains, among other things, the following: A set of commi</text:span><text:span text:style-name="T25">t objects. A set of references to commit objects, called heads.</text:span></text:p>
      <text:p text:style-name="P26"><draw:frame draw:z-index="251658240" draw:id="id0" draw:style-name="a0" draw:name="Picture 1" text:anchor-type="as-char" svg:x="0in" svg:y="0in" svg:width="6in" svg:height="2.04167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P27"><text:span text:style-name="T28">Git hub repository is seen as a tree with many different branches.<text:s/></text:span><text:soft-page-break/><text:span text:style-name="T29">There is always one main branch of the repository known as the master or master/origin branch which is<text:s/></text:span><text:span text:style-name="T30">where we will be working on. A branch is different collaborations but most of the time depending on the comapny you use the master branch which is what we will use.</text:span></text:p>
      <text:p text:style-name="P31"/>
      <text:p text:style-name="P32"><text:span text:style-name="T33">commit:</text:span></text:p>
      <text:p text:style-name="P34"><text:span text:style-name="T35">commit is a message or like a comment about what you just worked on to commuincat</text:span><text:span text:style-name="T36">e with other users.</text:span></text:p>
      <text:p text:style-name="P37"><text:span text:style-name="T38">the command: git commit -m "comment" I will show you ,later stores a comment that will be displayed like this on github</text:span></text:p>
      <text:p text:style-name="P39"><draw:frame draw:z-index="251658240" draw:id="id1" draw:style-name="a1" draw:name="Picture 2" text:anchor-type="as-char" svg:x="0in" svg:y="0in" svg:width="6in" svg:height="0.66667in" style:rel-width="scale" style:rel-height="scale"><draw:object-ole draw:class-id="00000316-0000-0000-C000-000000000046" xlink:href="Object 2" xlink:type="simple" xlink:show="embed" xlink:actuate="onLoad"/><draw:image xlink:href="ObjectReplacements/Object 2" xlink:type="simple" xlink:show="embed" xlink:actuate="onLoad"/><svg:title/><svg:desc/></draw:frame></text:p>
      <text:p text:style-name="P40"><text:span text:style-name="T41">it will store the commit number as a hex value and you can click it to view the code, it will<text:s/></text:span><text:span text:style-name="T42">highlight your changes in green and show anything you delete in red. Using my commits from my js lab dont worry about this im just showing you what a commit looks like.</text:span></text:p>
      <text:p text:style-name="P43"><draw:frame draw:z-index="251658240" draw:id="id2" draw:style-name="a2" draw:name="Picture 3" text:anchor-type="as-char" svg:x="0in" svg:y="0in" svg:width="6in" svg:height="2.55208in" style:rel-width="scale" style:rel-height="scale"><draw:object-ole draw:class-id="00000316-0000-0000-C000-000000000046" xlink:href="Object 3" xlink:type="simple" xlink:show="embed" xlink:actuate="onLoad"/><draw:image xlink:href="ObjectReplacements/Object 3" xlink:type="simple" xlink:show="embed" xlink:actuate="onLoad"/><svg:title/><svg:desc/></draw:frame></text:p>
      <text:p text:style-name="P44"><text:span text:style-name="T45"><text:s/>the process of commiting stuff to the repo is</text:span></text:p>
      <text:p text:style-name="P46"><text:span text:style-name="T47">git status</text:span></text:p>
      <text:p text:style-name="P48"><text:span text:style-name="T49">git<text:s/></text:span><text:span text:style-name="T50">add .</text:span></text:p>
      <text:p text:style-name="P51"><text:span text:style-name="T52">git commit -m "commiy message"</text:span></text:p>
      <text:soft-page-break/>
      <text:p text:style-name="P53"><text:span text:style-name="T54">git push</text:span></text:p>
      <text:p text:style-name="P55"><text:span text:style-name="T56">and if changes previous changes from other collaborators files wont be on your computer and you arent up to date with the repositories changes you will use</text:span></text:p>
      <text:p text:style-name="P57"><text:span text:style-name="T58">git pull</text:span></text:p>
      <text:p text:style-name="P59"/>
      <text:p text:style-name="P60"><text:span text:style-name="T61">BEFORE WE CAN DO ANY OF THESE<text:s/></text:span><text:span text:style-name="T62">COMMANDS WE NEED GIT BASH SO DOWNLOAD GIT and then we will need to CLONE THE REPOSITORY.</text:span></text:p>
      <text:p text:style-name="P63"/>
      <text:p text:style-name="P64"><text:span text:style-name="T65">How to Clone a repository:</text:span></text:p>
      <text:p text:style-name="P66"><text:span text:style-name="T67">-Once you have installed git bash go to your search and type in "Git Bash" or "git" (dont worry about capitals) if you and click on "Git Ba</text:span><text:span text:style-name="T68">sh":</text:span></text:p>
      <text:p text:style-name="P69"><draw:frame draw:z-index="251658240" draw:id="id3" draw:style-name="a3" draw:name="Picture 4" text:anchor-type="as-char" svg:x="0in" svg:y="0in" svg:width="6in" svg:height="5.1875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70"><text:span text:style-name="T71">Should look like this once open:</text:span></text:p>
      <text:p text:style-name="P72"><draw:frame draw:z-index="251658240" draw:id="id4" draw:style-name="a4" draw:name="Picture 5" text:anchor-type="as-char" svg:x="0in" svg:y="0in" svg:width="6in" svg:height="3.61458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P73"/>
      <text:p text:style-name="P74"><text:span text:style-name="T75">-FIRST YOU WILL NEED TO PICK WHERE YOU WILL STORE YOUR REPOSITORY FOLDER (I store mine in my documents folder)before we clone the repo. We will need to change into</text:span><text:span text:style-name="T76"><text:s/>the directory we would like to store our repository files in ( in my case i would change into my documents folder) git bash is in your C:\ directory to start with.</text:span></text:p>
      <text:p text:style-name="P77"><text:span text:style-name="T78">-List all of the directories you will need to type in the command: ls</text:span></text:p>
      <text:p text:style-name="P79"><draw:frame draw:z-index="251658240" draw:id="id5" draw:style-name="a5" draw:name="Picture 6" text:anchor-type="as-char" svg:x="0in" svg:y="0in" svg:width="4.3125in" svg:height="2.85417in" style:rel-width="scale" style:rel-height="scale"><draw:object-ole draw:class-id="00000316-0000-0000-C000-000000000046" xlink:href="Object 6" xlink:type="simple" xlink:show="embed" xlink:actuate="onLoad"/><draw:image xlink:href="ObjectReplacements/Object 6" xlink:type="simple" xlink:show="embed" xlink:actuate="onLoad"/><svg:title/><svg:desc/></draw:frame></text:p>
      <text:p text:style-name="P80"/>
      <text:p text:style-name="P81"><text:span text:style-name="T82">-&gt; this stands for list as in list the directories. You could also type in dir does the same as ls just chnages the text</text:span></text:p>
      <text:p text:style-name="P83"><draw:frame draw:z-index="251658240" draw:id="id6" draw:style-name="a6" draw:name="Picture 7" text:anchor-type="as-char" svg:x="0in" svg:y="0in" svg:width="3.625in" svg:height="3.29167in" style:rel-width="scale" style:rel-height="scale"><draw:object-ole draw:class-id="00000316-0000-0000-C000-000000000046" xlink:href="Object 7" xlink:type="simple" xlink:show="embed" xlink:actuate="onLoad"/><draw:image xlink:href="ObjectReplacements/Object 7" xlink:type="simple" xlink:show="embed" xlink:actuate="onLoad"/><svg:title/><svg:desc/></draw:frame></text:p>
      <text:p text:style-name="P84"><text:span text:style-name="T85">-To change into the directory you want to store your repo in tpye in the following command and hit enter:</text:span></text:p>
      <text:p text:style-name="P86"><text:span text:style-name="T87">cd<text:s/></text:span><text:span text:style-name="T88">directoryName</text:span></text:p>
      <text:p text:style-name="P89"><text:span text:style-name="T90">I will use my examle changing from C:\ to C:\Doucments Which<text:s/></text:span><text:soft-page-break/><text:span text:style-name="T91">is where I store my repositories. You can store them where you would like I would advise to do it in the Documents folder.</text:span></text:p>
      <text:p text:style-name="P92"><draw:frame draw:z-index="251658240" draw:id="id7" draw:style-name="a7" draw:name="Picture 8" text:anchor-type="as-char" svg:x="0in" svg:y="0in" svg:width="4.10417in" svg:height="0.75in" style:rel-width="scale" style:rel-height="scale"><draw:object-ole draw:class-id="00000316-0000-0000-C000-000000000046" xlink:href="Object 8" xlink:type="simple" xlink:show="embed" xlink:actuate="onLoad"/><draw:image xlink:href="ObjectReplacements/Object 8" xlink:type="simple" xlink:show="embed" xlink:actuate="onLoad"/><svg:title/><svg:desc/></draw:frame></text:p>
      <text:p text:style-name="P93"><text:span text:style-name="T94">when you see this that meas the comm</text:span><text:span text:style-name="T95">and was sucessful. If you ever want to go back from C:\Documents to just C:\ just type in: cd ..</text:span></text:p>
      <text:p text:style-name="P96"><draw:frame draw:z-index="251658240" draw:id="id8" draw:style-name="a8" draw:name="Picture 9" text:anchor-type="as-char" svg:x="0in" svg:y="0in" svg:width="4.07292in" svg:height="0.8125in" style:rel-width="scale" style:rel-height="scale"><draw:object-ole draw:class-id="00000316-0000-0000-C000-000000000046" xlink:href="Object 9" xlink:type="simple" xlink:show="embed" xlink:actuate="onLoad"/><draw:image xlink:href="ObjectReplacements/Object 9" xlink:type="simple" xlink:show="embed" xlink:actuate="onLoad"/><svg:title/><svg:desc/></draw:frame></text:p>
      <text:p text:style-name="P97"/>
      <text:p text:style-name="P98"><text:span text:style-name="T99">ONCE YOU ARE IN THE DIRECTORY WHERE YOU WOULD LIKE YOUR GIT HUB REPO FOLDER TO BE STORED IN HEAD ON OVER TO THE GIT HUB REPO LINK I SEN</text:span><text:span text:style-name="T100">T YOU.</text:span></text:p>
      <text:p text:style-name="P101"><text:span text:style-name="T102">(If a repository is private you can clone it unless you are added as a collaborator. Don't worry I added you as a collab for our practice Repo. Let me know on discord if you have any problems.)</text:span></text:p>
      <text:p text:style-name="P103"><text:a xlink:href="https://github.com/Unknownlurkr/Server-Side-Group" office:target-frame-name="_top" xlink:show="replace"><text:span text:style-name="T104">https://github.com/Unknownlurkr/Server-Side-Group</text:span></text:a></text:p>
      <text:p text:style-name="P105"><text:span text:style-name="T106">This is the link to the github repository page DO NOT USE THIS LINK WHEN CLOSING JUST FOLLOW THE INSTRUCTIONS BELOW.</text:span></text:p>
      <text:p text:style-name="P107"><text:span text:style-name="T108">(If a repo is private you must be added as a collaborator which I did for<text:s/></text:span><text:span text:style-name="T109">you since I dont want future employers to see my shitty code:</text:span></text:p>
      <text:p text:style-name="P110"><text:a xlink:href="https://github.com/Unknownlurkr/Server-Side-Group/invitations" office:target-frame-name="_top" xlink:show="replace"><text:span text:style-name="T111">https://github.com/Unknownlurkr/Server-Side-Group/invitations</text:span></text:a></text:p>
      <text:p text:style-name="P112"><text:span text:style-name="T113">the collab invintation.</text:span></text:p>
      <text:p text:style-name="P114"><text:span text:style-name="T115">if the collab didnt work. )</text:span></text:p>
      <text:p text:style-name="P116"/>
      <text:soft-page-break/>
      <text:p text:style-name="P117"><text:span text:style-name="T118">This is how to clone any repository but I will BE using our PRACTICE REPO for this example. So dont worry about fucking up.</text:span></text:p>
      <text:p text:style-name="P119"><text:span text:style-name="T120">-Click on this link:</text:span></text:p>
      <text:p text:style-name="P121"><text:a xlink:href="https://github.com/Unknownlurkr/Server-Side-Group" office:target-frame-name="_top" xlink:show="replace"><text:span text:style-name="T122">https://github.com/Unknownlurkr/Server-Side-</text:span><text:span text:style-name="T123">Group</text:span></text:a></text:p>
      <text:p text:style-name="P124"><text:span text:style-name="T125">-Go over to the big green button drop-down button to the right of the page that says "clone or download"</text:span></text:p>
      <text:p text:style-name="P126"><draw:frame draw:z-index="251658240" draw:id="id9" draw:style-name="a9" draw:name="Picture 10" text:anchor-type="as-char" svg:x="0in" svg:y="0in" svg:width="1.4375in" svg:height="0.3125in" style:rel-width="scale" style:rel-height="scale"><draw:object-ole draw:class-id="00000316-0000-0000-C000-000000000046" xlink:href="Object 10" xlink:type="simple" xlink:show="embed" xlink:actuate="onLoad"/><draw:image xlink:href="ObjectReplacements/Object 10" xlink:type="simple" xlink:show="embed" xlink:actuate="onLoad"/><svg:title/><svg:desc/></draw:frame><text:span text:style-name="T127"><text:s/>and then click on it and copy the reposity link it provides. You can download the zip files but its better and more profess</text:span><text:span text:style-name="T128">ional to use git bash commands to clone, add, commit, push and pull to the repository (I will show you the commands later on in this document.)</text:span></text:p>
      <text:p text:style-name="P129"><draw:frame draw:z-index="251658240" draw:id="id10" draw:style-name="a10" draw:name="Picture 11" text:anchor-type="as-char" svg:x="0in" svg:y="0in" svg:width="3.58333in" svg:height="1.67708in" style:rel-width="scale" style:rel-height="scale"><draw:object-ole draw:class-id="00000316-0000-0000-C000-000000000046" xlink:href="Object 11" xlink:type="simple" xlink:show="embed" xlink:actuate="onLoad"/><draw:image xlink:href="ObjectReplacements/Object 11" xlink:type="simple" xlink:show="embed" xlink:actuate="onLoad"/><svg:title/><svg:desc/></draw:frame><text:span text:style-name="T130"><text:s/>that will copy it dont copy anything else once that has been copied.</text:span></text:p>
      <text:p text:style-name="P131"><text:span text:style-name="T132">- Go back to git bash</text:span><text:span text:style-name="T133"><text:s/>terminal we opened up before and type in this command: git init</text:span></text:p>
      <text:p text:style-name="P134"><draw:frame draw:z-index="251658240" draw:id="id11" draw:style-name="a11" draw:name="Picture 12" text:anchor-type="as-char" svg:x="0in" svg:y="0in" svg:width="3.1875in" svg:height="0.57292in" style:rel-width="scale" style:rel-height="scale"><draw:object-ole draw:class-id="00000316-0000-0000-C000-000000000046" xlink:href="Object 12" xlink:type="simple" xlink:show="embed" xlink:actuate="onLoad"/><draw:image xlink:href="ObjectReplacements/Object 12" xlink:type="simple" xlink:show="embed" xlink:actuate="onLoad"/><svg:title/><svg:desc/></draw:frame></text:p>
      <text:p text:style-name="P135"><text:span text:style-name="T136">This wil show you the inital directory just to show your git has been installed.</text:span></text:p>
      <text:p text:style-name="P137"><draw:frame draw:z-index="251658240" draw:id="id12" draw:style-name="a12" draw:name="Picture 13" text:anchor-type="as-char" svg:x="0in" svg:y="0in" svg:width="4.80208in" svg:height="0.59375in" style:rel-width="scale" style:rel-height="scale"><draw:object-ole draw:class-id="00000316-0000-0000-C000-000000000046" xlink:href="Object 13" xlink:type="simple" xlink:show="embed" xlink:actuate="onLoad"/><draw:image xlink:href="ObjectReplacements/Object 13" xlink:type="simple" xlink:show="embed" xlink:actuate="onLoad"/><svg:title/><svg:desc/></draw:frame></text:p>
      <text:p text:style-name="P138"/>
      <text:p text:style-name="P139"><text:span text:style-name="T140">-then type in: git clone (paste the link of the repository<text:s/></text:span><text:soft-page-break/><text:span text:style-name="T141">that<text:s/></text:span><text:span text:style-name="T142">we copied in the previous steps)</text:span></text:p>
      <text:p text:style-name="P143"><text:span text:style-name="T144">so for an exmaple (DONT COPY THE LINK I USED ITS FOR EXAMPLE TO SHOW YOU WHAT TO TYPE):</text:span></text:p>
      <text:p text:style-name="P145"><text:span text:style-name="T146">git clone<text:s/></text:span><text:a xlink:href="https://github.com/Unknownlurkr/AssignmentOne.git" office:target-frame-name="_top" xlink:show="replace"><text:span text:style-name="T147">https://github.com/Unknownlurkr/AssignmentOne.git</text:span></text:a></text:p>
      <text:p text:style-name="P148"><text:span text:style-name="T149">HOT KEYS DONT WORK IN GIT LIKE CTRL + V DO YOU WILL NEED TO RIGHT CLICK AND PASTE THE LINK AT THE END OF git clone</text:span></text:p>
      <text:p text:style-name="P150"><draw:frame draw:z-index="251658240" draw:id="id13" draw:style-name="a13" draw:name="Picture 14" text:anchor-type="as-char" svg:x="0in" svg:y="0in" svg:width="4.02083in" svg:height="1.26042in" style:rel-width="scale" style:rel-height="scale"><draw:object-ole draw:class-id="00000316-0000-0000-C000-000000000046" xlink:href="Object 14" xlink:type="simple" xlink:show="embed" xlink:actuate="onLoad"/><draw:image xlink:href="ObjectReplacements/Object 14" xlink:type="simple" xlink:show="embed" xlink:actuate="onLoad"/><svg:title/><svg:desc/></draw:frame></text:p>
      <text:p text:style-name="P151"><draw:frame draw:z-index="251658240" draw:id="id14" draw:style-name="a14" draw:name="Picture 15" text:anchor-type="as-char" svg:x="0in" svg:y="0in" svg:width="5.0625in" svg:height="0.39583in" style:rel-width="scale" style:rel-height="scale"><draw:object-ole draw:class-id="00000316-0000-0000-C000-000000000046" xlink:href="Object 15" xlink:type="simple" xlink:show="embed" xlink:actuate="onLoad"/><draw:image xlink:href="ObjectReplacements/Object 15" xlink:type="simple" xlink:show="embed" xlink:actuate="onLoad"/><svg:title/><svg:desc/></draw:frame></text:p>
      <text:p text:style-name="P152"><text:span text:style-name="T153">the command should look like this once done</text:span></text:p>
      <text:p text:style-name="P154"><text:span text:style-name="T155">hit</text:span><text:span text:style-name="T156"><text:s/>enter once done.</text:span></text:p>
      <text:p text:style-name="P157"><text:span text:style-name="T158">This will clone the repository to whatever directory you want to use.</text:span></text:p>
      <text:p text:style-name="P159"><text:span text:style-name="T160">Once you have hit enter and you get a blank command and no error message it measn that folder has been placed in that directory ( so there is a Server-Side-Group folde</text:span><text:span text:style-name="T161">r in my documents directory)</text:span></text:p>
      <text:p text:style-name="P162"><text:span text:style-name="T163">change into the directory you just clone once working. using the command: cd reponame</text:span></text:p>
      <text:p text:style-name="P164"><text:span text:style-name="T165">So I will go from C:\Documents to C:\Documents\Server-Side-Group</text:span></text:p>
      <text:p text:style-name="P166"><text:span text:style-name="T167">the commands is</text:span></text:p>
      <text:p text:style-name="P168"><text:span text:style-name="T169">cd Server-Side-Group</text:span></text:p>
      <text:p text:style-name="P170"><text:span text:style-name="T171">once in you will need to be up to<text:s/></text:span><text:span text:style-name="T172">date with terms.</text:span></text:p>
      <text:p text:style-name="P173"/>
      <text:p text:style-name="P174"><text:span text:style-name="T175">GIT TERMS AND COMMANDS:</text:span></text:p>
      <text:soft-page-break/>
      <text:p text:style-name="P176"><text:span text:style-name="T177">THIS IS SUPER IMPORTANT OR YOU WILL FREAK OUT. BUT I HAVE COMMITD MY PUSHED "AssignmentOne" Folder to the repo and the readme file. Whenevr working on the repo you will need to enter in this command FIRST BEFORE Y</text:span><text:span text:style-name="T178">OU DO ANYTHING ELSE TO CHECK THE STATUS OF THE REPOSITORY ( I will explain this)REMEMBER A REPOSITORY IS A FOLDER BUT WE USE GIT BASH COMMANDS TO COLLABORATE WIT OTHER USERS SO WE CAN UPDATE CHANGES ANYONE HAS MADE. For example I add a new file, you add a<text:s/></text:span><text:span text:style-name="T179">git command and it will instally be added to the Server-Side-Group file and is like a normal folder but it will have all of the conent that the other person just pushed to the repository a second ago without having to send the files.</text:span></text:p>
      <text:p text:style-name="P180"><text:span text:style-name="T181">git status command to<text:s/></text:span><text:span text:style-name="T182">make sure you dont have any other files from myself that you havent been up to date with or if i pushed any changes or code you can have those files instaly on your computer to work with... When another collab pushes their work to the repository:</text:span></text:p>
      <text:p text:style-name="P183"><text:span text:style-name="T184">git statu</text:span><text:span text:style-name="T185">s</text:span></text:p>
      <text:p text:style-name="P186"><text:span text:style-name="T187">if you do not get this message after typing</text:span></text:p>
      <text:p text:style-name="P188"><text:span text:style-name="T189">git status</text:span></text:p>
      <text:p text:style-name="P190"><text:span text:style-name="T191">(this means that the repository and all changes have been updated and evevery user has pulled all of the recent files to the repo folder and all of the changes made are up to date)</text:span></text:p>
      <text:p text:style-name="P192"><draw:frame draw:z-index="251658240" draw:id="id15" draw:style-name="a15" draw:name="Picture 16" text:anchor-type="as-char" svg:x="0in" svg:y="0in" svg:width="6in" svg:height="1.22917in" style:rel-width="scale" style:rel-height="scale"><draw:object-ole draw:class-id="00000316-0000-0000-C000-000000000046" xlink:href="Object 16" xlink:type="simple" xlink:show="embed" xlink:actuate="onLoad"/><draw:image xlink:href="ObjectReplacements/Object 16" xlink:type="simple" xlink:show="embed" xlink:actuate="onLoad"/><svg:title/><svg:desc/></draw:frame></text:p>
      <text:p text:style-name="P193"><text:span text:style-name="T194">if you do not get this message you will need to type in this command:</text:span></text:p>
      <text:p text:style-name="P195"><text:span text:style-name="T196">git pull</text:span></text:p>
      <text:soft-page-break/>
      <text:p text:style-name="P197"><text:span text:style-name="T198">this command will pull and of the pushed commits that other devs have just pushed to the repository.</text:span></text:p>
      <text:p text:style-name="P199"><text:span text:style-name="T200">DONT WORRY IF YOU GET THIS! THIS IS JUST SHOWING ALL OF THE CHNAGES YO</text:span><text:span text:style-name="T201">U HAVE MADE TO FILES ON THE REPOSITORY AND IT JUST MEANS YOU NEED TO COMMIT AND PUSH THE CHANGES (ADD THE CHANGES TO THE REPOSITORY USING GIT BASH WHICH I AM SHOWING YOU HOW TO DO)</text:span></text:p>
      <text:p text:style-name="P202"><text:span text:style-name="T203">-This is an example of all of the changes I need to commit to my<text:s/></text:span><text:span text:style-name="T204">repository</text:span></text:p>
      <text:p text:style-name="P205"><draw:frame draw:z-index="251658240" draw:id="id16" draw:style-name="a16" draw:name="Picture 17" text:anchor-type="as-char" svg:x="0in" svg:y="0in" svg:width="6in" svg:height="2.6875in" style:rel-width="scale" style:rel-height="scale"><draw:object-ole draw:class-id="00000316-0000-0000-C000-000000000046" xlink:href="Object 17" xlink:type="simple" xlink:show="embed" xlink:actuate="onLoad"/><draw:image xlink:href="ObjectReplacements/Object 17" xlink:type="simple" xlink:show="embed" xlink:actuate="onLoad"/><svg:title/><svg:desc/></draw:frame></text:p>
      <text:p text:style-name="P206"/>
      <text:p text:style-name="P207"><text:span text:style-name="T208">AFTER TYPING GIT PULL TYPE GIT STATUS</text:span></text:p>
      <text:p text:style-name="P209"><text:span text:style-name="T210">and repeat this process until you get this message saying everything is up to dated i showed above and i will show again below here:</text:span></text:p>
      <text:p text:style-name="P211"><draw:frame draw:z-index="251658240" draw:id="id17" draw:style-name="a17" draw:name="Picture 18" text:anchor-type="as-char" svg:x="0in" svg:y="0in" svg:width="6in" svg:height="1.22917in" style:rel-width="scale" style:rel-height="scale"><draw:object-ole draw:class-id="00000316-0000-0000-C000-000000000046" xlink:href="Object 18" xlink:type="simple" xlink:show="embed" xlink:actuate="onLoad"/><draw:image xlink:href="ObjectReplacements/Object 18" xlink:type="simple" xlink:show="embed" xlink:actuate="onLoad"/><svg:title/><svg:desc/></draw:frame></text:p>
      <text:p text:style-name="P212"/>
      <text:p text:style-name="P213"><text:span text:style-name="T214">When you save your work ma</text:span><text:span text:style-name="T215">ke sure it is being saved in to the folder: Server-Side-Group</text:span></text:p>
      <text:p text:style-name="P216"/>
      <text:p text:style-name="P217"><text:span text:style-name="T218">when working in this folder and when you want to add your work to the repository this is how you do it and this is industry standard:</text:span></text:p>
      <text:p text:style-name="P219"/>
      <text:p text:style-name="P220"><text:span text:style-name="T221">1) type in:</text:span></text:p>
      <text:p text:style-name="P222"><text:span text:style-name="T223">git status</text:span></text:p>
      <text:p text:style-name="P224"><text:span text:style-name="T225">2) if you get this message<text:s/></text:span><text:span text:style-name="T226">saying the orgin/master branch is clean:</text:span></text:p>
      <text:p text:style-name="P227"><draw:frame draw:z-index="251658240" draw:id="id18" draw:style-name="a18" draw:name="Picture 19" text:anchor-type="as-char" svg:x="0in" svg:y="0in" svg:width="6in" svg:height="1.22917in" style:rel-width="scale" style:rel-height="scale"><draw:object-ole draw:class-id="00000315-0000-0000-C000-000000000046" xlink:href="Object 19" xlink:type="simple" xlink:show="embed" xlink:actuate="onLoad"/><draw:image xlink:href="ObjectReplacements/Object 19" xlink:type="simple" xlink:show="embed" xlink:actuate="onLoad"/><svg:title/><svg:desc/></draw:frame></text:p>
      <text:p text:style-name="P228"><text:span text:style-name="T229">if you dont and see "content is not up to datev" snd red text type in:</text:span></text:p>
      <text:p text:style-name="P230"><text:span text:style-name="T231">git pull</text:span></text:p>
      <text:p text:style-name="P232"><text:span text:style-name="T233">*THIS IS ONLY USED WHEN YOU HAVE AN ERROR WHEN ADDING,COMMITING AND PUSHING MEANING THAT YOU HAVENT PULLED I</text:span><text:span text:style-name="T234">N THE NEW STUFF ADDED TO THE REPO FROM OTHER USERS.</text:span></text:p>
      <text:p text:style-name="P235"><text:span text:style-name="T236">YOU NEED INTERNET CONNECTION OR BE IN THE SAME DIRECTORY YOUR REPO FOLDER IS IN (OUR REPO FOLD IS Server-Side-Group) YOU WILL GET AN ERROR</text:span></text:p>
      <text:p text:style-name="P237"><text:span text:style-name="T238">(*sometimes if you have the file you are adding to the repo open</text:span><text:span text:style-name="T239"><text:s/>in another program for exmaple you want to add a document but you have the document open in microsoft word then that will cause and error and all you have to do is save and close that progrom.So for exmaple you want to add a text file to the repository an</text:span><text:span text:style-name="T240">d you have the program that file was generated in open like Micorsoft word and to get rid of the messsage just close that open program that has the file you are adding(ex. word document , ide, text<text:s/></text:span><text:soft-page-break/><text:span text:style-name="T241">editor, etc)</text:span></text:p>
      <text:p text:style-name="P242"><text:span text:style-name="T243">NEED TO SEE THIS BEFORE TYPING IN THE NEXT C</text:span><text:span text:style-name="T244">OMMAND!</text:span></text:p>
      <text:p text:style-name="P245"><draw:frame draw:z-index="251658240" draw:id="id19" draw:style-name="a19" draw:name="Picture 20" text:anchor-type="as-char" svg:x="0in" svg:y="0in" svg:width="6in" svg:height="1.22917in" style:rel-width="scale" style:rel-height="scale"><draw:object-ole draw:class-id="00000315-0000-0000-C000-000000000046" xlink:href="Object 20" xlink:type="simple" xlink:show="embed" xlink:actuate="onLoad"/><draw:image xlink:href="ObjectReplacements/Object 20" xlink:type="simple" xlink:show="embed" xlink:actuate="onLoad"/><svg:title/><svg:desc/></draw:frame></text:p>
      <text:p text:style-name="P246"><text:span text:style-name="T247">this means you are good to go.</text:span></text:p>
      <text:p text:style-name="P248"/>
      <text:p text:style-name="P249"><text:span text:style-name="T250">one you are good and in the correct directory and/or have pull previous changes to add your work type in this command:</text:span></text:p>
      <text:p text:style-name="P251"><text:span text:style-name="T252">git .</text:span></text:p>
      <text:p text:style-name="P253"><text:span text:style-name="T254">if the command works it should look like this if the command w</text:span><text:span text:style-name="T255">orked. YOU NEED TO SEE THIS BEFORE YOU PROCEED TO THE NEXT COMMAND!</text:span></text:p>
      <text:p text:style-name="P256"><draw:frame draw:z-index="251658240" draw:id="id20" draw:style-name="a20" draw:name="Picture 21" text:anchor-type="as-char" svg:x="0in" svg:y="0in" svg:width="5.46875in" svg:height="0.77083in" style:rel-width="scale" style:rel-height="scale"><draw:object-ole draw:class-id="00000316-0000-0000-C000-000000000046" xlink:href="Object 21" xlink:type="simple" xlink:show="embed" xlink:actuate="onLoad"/><draw:image xlink:href="ObjectReplacements/Object 21" xlink:type="simple" xlink:show="embed" xlink:actuate="onLoad"/><svg:title/><svg:desc/></draw:frame></text:p>
      <text:p text:style-name="P257"/>
      <text:p text:style-name="P258"><text:span text:style-name="T259">*sometimes if you have the file you are adding to the repo open in another program for exmaple you want to add a document but you have the document open in microsoft</text:span><text:span text:style-name="T260"><text:s/>word then that will cause and ERROR AND WONT ADD THE CHANGES and all you have to do is save and close that progrom.So for exmaple you want to add a text file to the repository and you have the program that file was generated in open like Micorsoft word an</text:span><text:span text:style-name="T261">d to get rid of the messsage just close that open program that has the file you are adding(ex. word document , ide, text editor, etc) -&gt; if this is the case close the progrma you have the file open in and try typing again:</text:span></text:p>
      <text:p text:style-name="P262"><text:span text:style-name="T263">git add .</text:span></text:p>
      <text:soft-page-break/>
      <text:p text:style-name="P264"><text:span text:style-name="T265">then you shouldnt have</text:span><text:span text:style-name="T266"><text:s/>an error)</text:span></text:p>
      <text:p text:style-name="P267"><text:span text:style-name="T268">once git add. command is good to go then you will type in to add a commit message WHICH NEEDS TO BE DONE OR YOUR CHANGES WONT GET PUSHED TO THE REPOSITORY! Enter this command after typing it in hit enter:</text:span></text:p>
      <text:p text:style-name="P269"><text:span text:style-name="T270">git commit -m "comment message this cont</text:span><text:span text:style-name="T271">ains anything you want to say under 255 characters. Whatever you want. Please be professional on my repo."</text:span></text:p>
      <text:p text:style-name="P272"><draw:frame draw:z-index="251658240" draw:id="id21" draw:style-name="a21" draw:name="Picture 22" text:anchor-type="as-char" svg:x="0in" svg:y="0in" svg:width="5.58333in" svg:height="1.54167in" style:rel-width="scale" style:rel-height="scale"><draw:object-ole draw:class-id="00000316-0000-0000-C000-000000000046" xlink:href="Object 22" xlink:type="simple" xlink:show="embed" xlink:actuate="onLoad"/><draw:image xlink:href="ObjectReplacements/Object 22" xlink:type="simple" xlink:show="embed" xlink:actuate="onLoad"/><svg:title/><svg:desc/></draw:frame></text:p>
      <text:p text:style-name="P273"><text:span text:style-name="T274">It displays that I have added one file to the repository and it will show all of the changes(so if you make 100 changes you wil</text:span><text:span text:style-name="T275">l see "100 files changed"</text:span></text:p>
      <text:p text:style-name="P276"><text:span text:style-name="T277">everything on a repo will be added, then it must contain a comment message less than 255 characters explaining what you need or what you worked on for commuination with other devs you are working with and since we are working on t</text:span><text:span text:style-name="T278">he master branch we can view all of our changes at once which is nice and helpful when wanting to revert to old changes and send files) the command to commit the chnages of the added file you are adding (git terms known as pushing to the repository which j</text:span><text:span text:style-name="T279">ust means it is sending the commited changes to the repository)</text:span></text:p>
      <text:p text:style-name="P280"/>
      <text:p text:style-name="P281"><text:span text:style-name="T282">once the changes have been commited you need one command to seal the deal that will push (basically send) the file to the repo.Enter this command:</text:span></text:p>
      <text:p text:style-name="P283"><text:span text:style-name="T284">git push</text:span></text:p>
      <text:p text:style-name="P285"/>
      <text:soft-page-break/>
      <text:p text:style-name="P286"><text:span text:style-name="T287">IF ALL OF EVERYONES<text:s/></text:span><text:span text:style-name="T288">CHANGES HAVE BEEN PULLED AND EVERYTHING DONE CORRECTLY IT SHOULD BE POSTED TO THE REPO ONLINE AND WHEN I TYPE in: git pull then my folder will have all of your changes and the git hub repo will show the commit with chnages and show the file we added.</text:span></text:p>
      <text:p text:style-name="P289"><text:span text:style-name="T290">Somet</text:span><text:span text:style-name="T291">imes someone will push their changes RIGHT AFTER YOU COMMIT AND RIGHT WHEN YOU ARE PUSHING YOUR CHANGES WHICH CAUSES THIS ERROR WHEN PUSHING THE COMMIT TO THE REPO and it will look like this</text:span></text:p>
      <text:p text:style-name="P292"><draw:frame draw:z-index="251658240" draw:id="id22" draw:style-name="a22" draw:name="Picture 23" text:anchor-type="as-char" svg:x="0in" svg:y="0in" svg:width="6in" svg:height="1.36458in" style:rel-width="scale" style:rel-height="scale"><draw:object-ole draw:class-id="00000316-0000-0000-C000-000000000046" xlink:href="Object 23" xlink:type="simple" xlink:show="embed" xlink:actuate="onLoad"/><draw:image xlink:href="ObjectReplacements/Object 23" xlink:type="simple" xlink:show="embed" xlink:actuate="onLoad"/><svg:title/><svg:desc/></draw:frame></text:p>
      <text:p text:style-name="P293"><text:span text:style-name="T294">DO NOT WORRY just enter in: git pull</text:span></text:p>
      <text:p text:style-name="P295"><text:span text:style-name="T296">once<text:s/></text:span><text:span text:style-name="T297">everything has been pulled in then try typing in the push command again which is: git push</text:span></text:p>
      <text:p text:style-name="P298"><text:span text:style-name="T299">ONLY IF YOU GET AN ERROR</text:span></text:p>
      <text:p text:style-name="P300"/>
      <text:p text:style-name="P301"><text:span text:style-name="T302">UPDATING THE REPOSITORY IS KNOW AS PUSHING COMMITS OR PUSHING CHANGES so you would get a messages saying that changes have been pushed and</text:span><text:span text:style-name="T303"><text:s/>you should be able to view the commit when clicking on "commit" in git hub, or if you go to your file folder Server-Side-Group your chnages and other changes will all be in that folder .</text:span></text:p>
      <text:p text:style-name="P304"/>
      <text:p text:style-name="P305"/>
      <text:p text:style-name="P306"/>
      <text:p text:style-name="P307"/>
      <text:p text:style-name="P308"/>
      <text:p text:style-name="P309"/>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Black" svg:font-family="Source Code Pro Black"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rdan Polem</dc:creator>
    <meta:creation-date>2020-02-02T22:18:00Z</meta:creation-date>
    <dc:date>2020-02-02T22:19:00Z</dc:date>
    <meta:template xlink:href="Normal" xlink:type="simple"/>
    <meta:editing-cycles>2</meta:editing-cycles>
    <meta:editing-duration>PT60S</meta:editing-duration>
    <meta:document-statistic meta:page-count="16" meta:paragraph-count="25" meta:word-count="1908" meta:character-count="12762" meta:row-count="90" meta:non-whitespace-character-count="10879"/>
  </office:meta>
</office:document-meta>
</file>